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WenQuanYi Zen Hei" svg:font-family="WenQuanYi Zen Hei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Zwykłytekst" style:master-page-name="MP0" style:family="paragraph">
      <style:paragraph-properties fo:break-before="page"/>
    </style:style>
    <style:style style:name="T2" style:parent-style-name="Domyślnaczcionkaakapitu" style:family="text">
      <style:text-properties style:font-name="Arial" fo:font-weight="bold" style:font-weight-asian="bold" style:font-weight-complex="bold" fo:color="#000000" fo:font-size="16pt" style:font-size-asian="16pt" style:font-size-complex="16pt"/>
    </style:style>
    <style:style style:name="T3" style:parent-style-name="Domyślnaczcionkaakapitu" style:family="text">
      <style:text-properties style:font-name="Arial" fo:font-weight="bold" style:font-weight-asian="bold" style:font-weight-complex="bold" fo:color="#000000" fo:font-size="16pt" style:font-size-asian="16pt" style:font-size-complex="16pt"/>
    </style:style>
    <style:style style:name="T4" style:parent-style-name="Domyślnaczcionkaakapitu" style:family="text">
      <style:text-properties style:font-name="Arial" fo:font-weight="bold" style:font-weight-asian="bold" style:font-weight-complex="bold" fo:color="#000000" fo:font-size="16pt" style:font-size-asian="16pt" style:font-size-complex="16pt"/>
    </style:style>
    <style:style style:name="P5" style:parent-style-name="Zwykłytekst" style:family="paragraph">
      <style:text-properties style:font-name="Arial" fo:font-weight="bold" style:font-weight-asian="bold" style:font-weight-complex="bold" fo:color="#000000" fo:font-size="16pt" style:font-size-asian="16pt" style:font-size-complex="16pt"/>
    </style:style>
    <style:style style:name="P6" style:parent-style-name="Zwykłytekst" style:family="paragraph">
      <style:text-properties style:font-name="Arial" fo:font-weight="bold" style:font-weight-asian="bold" style:font-weight-complex="bold" fo:color="#000000" fo:font-size="16pt" style:font-size-asian="16pt" style:font-size-complex="16pt"/>
    </style:style>
    <style:style style:name="P7" style:parent-style-name="Zwykłytekst" style:family="paragraph">
      <style:text-properties style:font-name="Arial" style:font-weight-complex="bold" fo:color="#000000" fo:font-size="12pt" style:font-size-asian="12pt" style:font-size-complex="12pt"/>
    </style:style>
    <style:style style:name="P8" style:parent-style-name="Zwykłytekst" style:family="paragraph">
      <style:text-properties style:font-name="Arial" style:font-weight-complex="bold" fo:color="#000000" fo:font-size="12pt" style:font-size-asian="12pt" style:font-size-complex="12pt"/>
    </style:style>
    <style:style style:name="T9" style:parent-style-name="Domyślnaczcionkaakapitu" style:family="text">
      <style:text-properties style:font-name="Arial" style:font-weight-complex="bold" fo:color="#000000" fo:font-size="12pt" style:font-size-asian="12pt" style:font-size-complex="12pt"/>
    </style:style>
    <style:style style:name="T10" style:parent-style-name="Domyślnaczcionkaakapitu" style:family="text">
      <style:text-properties style:font-name="Arial" fo:font-weight="bold" style:font-weight-asian="bold" style:font-weight-complex="bold" fo:color="#000000" fo:font-size="12pt" style:font-size-asian="12pt" style:font-size-complex="12pt"/>
    </style:style>
    <style:style style:name="T11" style:parent-style-name="Domyślnaczcionkaakapitu" style:family="text">
      <style:text-properties style:font-name="Arial" style:font-weight-complex="bold" fo:color="#000000" fo:font-size="12pt" style:font-size-asian="12pt" style:font-size-complex="12pt"/>
    </style:style>
    <style:style style:name="P12" style:parent-style-name="Zwykłytekst" style:family="paragraph">
      <style:text-properties style:font-name="Arial" style:font-weight-complex="bold" fo:color="#000000" fo:font-size="12pt" style:font-size-asian="12pt" style:font-size-complex="12pt"/>
    </style:style>
    <style:style style:name="T13" style:parent-style-name="Domyślnaczcionkaakapitu" style:family="text">
      <style:text-properties style:font-name="Arial" style:font-weight-complex="bold" fo:color="#000000" fo:font-size="12pt" style:font-size-asian="12pt" style:font-size-complex="12pt"/>
    </style:style>
    <style:style style:name="T14" style:parent-style-name="Domyślnaczcionkaakapitu" style:family="text">
      <style:text-properties style:font-name="Arial" fo:font-weight="bold" style:font-weight-asian="bold" style:font-weight-complex="bold" fo:color="#000000" fo:font-size="12pt" style:font-size-asian="12pt" style:font-size-complex="12pt"/>
    </style:style>
    <style:style style:name="T15" style:parent-style-name="Domyślnaczcionkaakapitu" style:family="text">
      <style:text-properties style:font-name="Arial" style:font-weight-complex="bold" fo:color="#000000" fo:font-size="12pt" style:font-size-asian="12pt" style:font-size-complex="12pt"/>
    </style:style>
    <style:style style:name="T16" style:parent-style-name="Domyślnaczcionkaakapitu" style:family="text">
      <style:text-properties style:font-name="Arial" style:font-weight-complex="bold" fo:color="#000000" fo:font-size="12pt" style:font-size-asian="12pt" style:font-size-complex="12pt"/>
    </style:style>
    <style:style style:name="T17" style:parent-style-name="Domyślnaczcionkaakapitu" style:family="text">
      <style:text-properties style:font-name="Arial" fo:font-weight="bold" style:font-weight-asian="bold" style:font-weight-complex="bold" fo:color="#000000" fo:font-size="12pt" style:font-size-asian="12pt" style:font-size-complex="12pt"/>
    </style:style>
    <style:style style:name="T18" style:parent-style-name="Domyślnaczcionkaakapitu" style:family="text">
      <style:text-properties style:font-name="Arial" style:font-weight-complex="bold" fo:color="#000000" fo:font-size="12pt" style:font-size-asian="12pt" style:font-size-complex="12pt"/>
    </style:style>
    <style:style style:name="T19" style:parent-style-name="Domyślnaczcionkaakapitu" style:family="text">
      <style:text-properties style:font-name="Arial" style:font-weight-complex="bold" fo:color="#000000" fo:font-size="12pt" style:font-size-asian="12pt" style:font-size-complex="12pt"/>
    </style:style>
    <style:style style:name="T20" style:parent-style-name="Domyślnaczcionkaakapitu" style:family="text">
      <style:text-properties style:font-name="Arial" style:font-weight-complex="bold" fo:color="#000000" fo:font-size="12pt" style:font-size-asian="12pt" style:font-size-complex="12pt"/>
    </style:style>
    <style:style style:name="P21" style:parent-style-name="Zwykłytekst" style:family="paragraph">
      <style:text-properties style:font-name="Arial" style:font-weight-complex="bold" fo:color="#000000" fo:font-size="12pt" style:font-size-asian="12pt" style:font-size-complex="12pt"/>
    </style:style>
    <style:style style:name="P22" style:parent-style-name="Zwykłytekst" style:family="paragraph">
      <style:text-properties style:font-name="Arial" fo:font-weight="bold" style:font-weight-asian="bold" style:font-weight-complex="bold" fo:color="#000000" fo:font-size="12pt" style:font-size-asian="12pt" style:font-size-complex="12pt"/>
    </style:style>
    <style:style style:name="P23" style:parent-style-name="Zwykłytekst" style:family="paragraph">
      <style:text-properties style:font-name="Arial" fo:font-weight="bold" style:font-weight-asian="bold" style:font-weight-complex="bold" fo:color="#000000" fo:font-size="12pt" style:font-size-asian="12pt" style:font-size-complex="12pt"/>
    </style:style>
    <style:style style:name="T24" style:parent-style-name="Domyślnaczcionkaakapitu" style:family="text">
      <style:text-properties style:font-name="Arial" style:font-weight-complex="bold" fo:color="#000000" fo:font-size="12pt" style:font-size-asian="12pt" style:font-size-complex="12pt"/>
    </style:style>
    <style:style style:name="T25" style:parent-style-name="Domyślnaczcionkaakapitu" style:family="text">
      <style:text-properties style:font-name="Arial" fo:font-weight="bold" style:font-weight-asian="bold" style:font-weight-complex="bold" fo:color="#000000" fo:font-size="12pt" style:font-size-asian="12pt" style:font-size-complex="12pt"/>
    </style:style>
    <style:style style:name="T26" style:parent-style-name="Domyślnaczcionkaakapitu" style:family="text">
      <style:text-properties style:font-name="Arial" style:font-weight-complex="bold" fo:color="#000000" fo:font-size="12pt" style:font-size-asian="12pt" style:font-size-complex="12pt"/>
    </style:style>
    <style:style style:name="T27" style:parent-style-name="Domyślnaczcionkaakapitu" style:family="text">
      <style:text-properties style:font-name="Arial" style:font-weight-complex="bold" fo:color="#000000" fo:font-size="12pt" style:font-size-asian="12pt" style:font-size-complex="12pt"/>
    </style:style>
    <style:style style:name="T28" style:parent-style-name="Domyślnaczcionkaakapitu" style:family="text">
      <style:text-properties style:font-name="Arial" fo:font-weight="bold" style:font-weight-asian="bold" style:font-weight-complex="bold" fo:color="#000000" fo:font-size="12pt" style:font-size-asian="12pt" style:font-size-complex="12pt"/>
    </style:style>
    <style:style style:name="T29" style:parent-style-name="Domyślnaczcionkaakapitu" style:family="text">
      <style:text-properties style:font-name="Arial" style:font-weight-complex="bold" fo:color="#000000" fo:font-size="12pt" style:font-size-asian="12pt" style:font-size-complex="12pt"/>
    </style:style>
    <style:style style:name="T30" style:parent-style-name="Domyślnaczcionkaakapitu" style:family="text">
      <style:text-properties style:font-name="Arial" style:font-weight-complex="bold" fo:color="#000000" fo:font-size="12pt" style:font-size-asian="12pt" style:font-size-complex="12pt"/>
    </style:style>
    <style:style style:name="T31" style:parent-style-name="Domyślnaczcionkaakapitu" style:family="text">
      <style:text-properties style:font-name="Arial" fo:font-weight="bold" style:font-weight-asian="bold" style:font-weight-complex="bold" fo:color="#000000" fo:font-size="12pt" style:font-size-asian="12pt" style:font-size-complex="12pt"/>
    </style:style>
    <style:style style:name="T32" style:parent-style-name="Domyślnaczcionkaakapitu" style:family="text">
      <style:text-properties style:font-name="Arial" style:font-weight-complex="bold" fo:color="#000000" fo:font-size="12pt" style:font-size-asian="12pt" style:font-size-complex="12pt"/>
    </style:style>
    <style:style style:name="P33" style:parent-style-name="Zwykłytekst" style:family="paragraph">
      <style:text-properties style:font-name="Arial" style:font-weight-complex="bold" fo:color="#000000" fo:font-size="12pt" style:font-size-asian="12pt" style:font-size-complex="12pt"/>
    </style:style>
    <style:style style:name="T34" style:parent-style-name="Domyślnaczcionkaakapitu" style:family="text">
      <style:text-properties style:font-name="Arial" style:font-weight-complex="bold" fo:color="#000000" fo:font-size="12pt" style:font-size-asian="12pt" style:font-size-complex="12pt"/>
    </style:style>
    <style:style style:name="T35" style:parent-style-name="Domyślnaczcionkaakapitu" style:family="text">
      <style:text-properties style:font-name="Arial" fo:font-weight="bold" style:font-weight-asian="bold" style:font-weight-complex="bold" fo:color="#000000" fo:font-size="12pt" style:font-size-asian="12pt" style:font-size-complex="12pt"/>
    </style:style>
    <style:style style:name="T36" style:parent-style-name="Domyślnaczcionkaakapitu" style:family="text">
      <style:text-properties style:font-name="Arial" style:font-weight-complex="bold" fo:color="#000000" fo:font-size="12pt" style:font-size-asian="12pt" style:font-size-complex="12pt"/>
    </style:style>
    <style:style style:name="T37" style:parent-style-name="Domyślnaczcionkaakapitu" style:family="text">
      <style:text-properties style:font-name="Arial" style:font-weight-complex="bold" fo:color="#000000" fo:font-size="12pt" style:font-size-asian="12pt" style:font-size-complex="12pt"/>
    </style:style>
    <style:style style:name="T38" style:parent-style-name="Domyślnaczcionkaakapitu" style:family="text">
      <style:text-properties style:font-name="Arial" style:font-weight-complex="bold" fo:color="#000000" fo:font-size="12pt" style:font-size-asian="12pt" style:font-size-complex="12pt"/>
    </style:style>
    <style:style style:name="P39" style:parent-style-name="Zwykłytekst" style:family="paragraph">
      <style:text-properties style:font-name="Arial" style:font-weight-complex="bold" fo:color="#000000" fo:font-size="12pt" style:font-size-asian="12pt" style:font-size-complex="12pt"/>
    </style:style>
    <style:style style:name="P40" style:parent-style-name="Zwykłytekst" style:family="paragraph">
      <style:text-properties style:font-name="Arial" fo:font-weight="bold" style:font-weight-asian="bold" style:font-weight-complex="bold" fo:color="#000000" fo:font-size="14pt" style:font-size-asian="14pt" style:font-size-complex="14pt"/>
    </style:style>
    <style:style style:name="P41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P42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T43" style:parent-style-name="Domyślnaczcionkaakapitu" style:family="text">
      <style:text-properties fo:font-weight="bold" style:font-weight-asian="bold"/>
    </style:style>
    <style:style style:name="P44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P45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P46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P47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P48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P49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P50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P51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P52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P53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P54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P55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T56" style:parent-style-name="Domyślnaczcionkaakapitu" style:family="text">
      <style:text-properties fo:font-weight="bold" style:font-weight-asian="bold"/>
    </style:style>
    <style:style style:name="P57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P58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P59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P60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P61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P62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P63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P64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P65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P66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P67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P68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T69" style:parent-style-name="Domyślnaczcionkaakapitu" style:family="text">
      <style:text-properties fo:font-weight="bold" style:font-weight-asian="bold"/>
    </style:style>
    <style:style style:name="P70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P71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P72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P73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P74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P75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P76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P77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P78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P79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P80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P81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P82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P83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P84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P85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P86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P87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P88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T89" style:parent-style-name="Domyślnaczcionkaakapitu" style:family="text">
      <style:text-properties fo:font-weight="bold" style:font-weight-asian="bold"/>
    </style:style>
    <style:style style:name="P90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P91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P92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P93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P94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P95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P96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P97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P98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P99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P100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P101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P102" style:parent-style-name="Standard" style:family="paragraph">
      <style:paragraph-properties fo:text-align="justify" fo:margin-left="0.1388in" fo:margin-right="0.1388in">
        <style:tab-stops/>
      </style:paragraph-properties>
    </style:style>
    <style:style style:name="P103" style:parent-style-name="Standard" style:family="paragraph">
      <style:paragraph-properties fo:text-align="justify" fo:margin-left="0.1388in" fo:margin-right="0.1388in">
        <style:tab-stops/>
      </style:paragraph-properties>
    </style:style>
  </office:automatic-styles>
  <office:body>
    <office:text text:use-soft-page-breaks="true">
      <text:p text:style-name="P1"><text:span text:style-name="T2">25</text:span><text:span text:style-name="T3">.</text:span><text:span text:style-name="T4"><text:s/>Uczenie indukcyjne metody zastosowanie.</text:span></text:p>
      <text:p text:style-name="P5"/>
      <text:p text:style-name="P6">[Wstep]<text:s/></text:p>
      <text:p text:style-name="P7">Uczenie indukcyjne prowadzi do znajdowania hipotez najlepiej wyjaśniających i uogólniających obserwowane fakty. W przypadku uczenia indukcyjnego fakty te często nazywane są przykładami.</text:p>
      <text:p text:style-name="P8">Wyróżniamy następujące rodzaje indukcyjnego uczenia się, które jednocześnie warunkują jego zastosowania:</text:p>
      <text:p text:style-name="Zwykłytekst"><text:span text:style-name="T9">•<text:s/></text:span><text:span text:style-name="T10">uczenie <text:s/>się <text:s/>pojęć</text:span><text:span text:style-name="T11"><text:s text:c="2"/>- <text:s/>pojęcia <text:s/>służą <text:s/>klasyfikacji <text:s/>obiektów <text:s/>do <text:s/>kategorii, <text:s/>np. <text:s text:c="2"/>pojęcie <text:s/>krzesła<text:s/></text:span></text:p>
      <text:p text:style-name="P12">umożliwia nam wskazanie go pośród innych mebli (klasyfikacja)</text:p>
      <text:p text:style-name="Zwykłytekst"><text:span text:style-name="T13">•<text:s/></text:span><text:span text:style-name="T14">tworzenie <text:s text:c="2"/>pojęć</text:span><text:span text:style-name="T15"><text:s text:c="3"/>- <text:s text:c="2"/>uczeń <text:s text:c="2"/>na <text:s text:c="2"/>podstawie <text:s text:c="2"/>zaobserwowanych <text:s text:c="2"/>przykładów, <text:s text:c="2"/>grupuje <text:s text:c="2"/>je samodzielnie <text:s text:c="2"/>w <text:s text:c="2"/>kategorie <text:s text:c="2"/>zgodnie <text:s text:c="2"/>z <text:s text:c="2"/>pewnymi <text:s text:c="2"/>kryteriami <text:s text:c="2"/>podobieństwa <text:s text:c="2"/>zależnymi <text:s text:c="2"/>od algorytmu (klasteryzacja)</text:span></text:p>
      <text:p text:style-name="Zwykłytekst"><text:span text:style-name="T16">•<text:s/></text:span><text:span text:style-name="T17">uczenie się aproksymacji funkcji</text:span><text:span text:style-name="T18"><text:s/>- gdzie zbiorem wartości</text:span><text:span text:style-name="T19"><text:s/>podlegających uczeniu nie jest<text:s/></text:span><text:span text:style-name="T20">zbiór kategorii jak w uczeniu się pojęć, a zbiór liczb rzeczywistych, przykłady trenujące<text:s/></text:span></text:p>
      <text:p text:style-name="P21">złożone są z argumentu funkcji (wektora) i jej wartości dla tego argumentu (regresja?)</text:p>
      <text:p text:style-name="P22"/>
      <text:p text:style-name="P23">Tryby uczenia:</text:p>
      <text:p text:style-name="Zwykłytekst"><text:span text:style-name="T24">•<text:s/></text:span><text:span text:style-name="T25">inkrementacyjny</text:span><text:span text:style-name="T26"><text:s/>- przykłady dostarczane pojedynczo, udoskonalenie hipotezy po każdym z nich</text:span></text:p>
      <text:p text:style-name="Zwykłytekst"><text:span text:style-name="T27">•<text:s/></text:span><text:span text:style-name="T28">epokowy</text:span><text:span text:style-name="T29"><text:s text:c="3"/>- <text:s text:c="2"/>cykl <text:s text:c="2"/>uczenia <text:s text:c="2"/>podzielony <text:s text:c="2"/>na <text:s text:c="2"/>epoki, <text:s text:c="2"/>w <text:s text:c="2"/>którym <text:s text:c="2"/>hipotezę <text:s text:c="2"/>udoskonala <text:s text:c="2"/>się <text:s text:c="2"/>po przetworzeniu danej liczby przykładów</text:span></text:p>
      <text:p text:style-name="Zwykłytekst"><text:span text:style-name="T30">•<text:s/></text:span><text:span text:style-name="T31">wsadowy</text:span><text:span text:style-name="T32"><text:s/>- uczeń otrzymuje wszystkie przykłady, po przetworzeniu których podaje gotową hipotezę, nie można odczytać hipotez w trakcie procesu uczenia. W przypadku zmiany<text:s/></text:span></text:p>
      <text:p text:style-name="P33">zbioru przykładów uczenie przeprowadza się od nowa.</text:p>
      <text:p text:style-name="Zwykłytekst"><text:span text:style-name="T34">•<text:s/></text:span><text:span text:style-name="T35">korekcyjny</text:span><text:span text:style-name="T36"><text:s text:c="3"/>- <text:s text:c="2"/>odmiana <text:s text:c="2"/>inkrementacyjnego, <text:s text:c="2"/>w <text:s text:c="2"/>którym <text:s text:c="2"/>uczeń <text:s/></text:span><text:span text:style-name="T37"><text:s/>najpierw <text:s text:c="2"/>przedstawia <text:s text:c="2"/>swoją<text:s/></text:span><text:span text:style-name="T38">odpowiedź na podany przykład, a następnie otrzymuje informację korygującą, powstałą na podstawie różnicy wartości otrzymanej od oczekiwanej</text:span></text:p>
      <text:p text:style-name="P39"/>
      <text:p text:style-name="P40">[Odpowiedz]</text:p>
      <text:p text:style-name="P41"/>
      <text:p text:style-name="P42"><text:span text:style-name="T43">Uczenie pojęć (concept learning)</text:span><text:s/>to pozyskanie definicji ogólnej kategorii mając próbkę<text:s/></text:p>
      <text:p text:style-name="P44">pozytywnych <text:s text:c="2"/>i <text:s text:c="2"/>negatywnych <text:s text:c="2"/>przykładów. <text:s text:c="2"/>Uczenie <text:s text:c="2"/>pojęć <text:s text:c="2"/>można <text:s text:c="2"/>zdefiniować <text:s text:c="2"/>jako<text:s/></text:p>
      <text:p text:style-name="P45">przeszukiwanie <text:s text:c="2"/>przestrzeni <text:s text:c="2"/>predefiniowanych <text:s text:c="2"/>hipotez <text:s text:c="2"/>w <text:s text:c="2"/>celu <text:s text:c="2"/>znalezienia <text:s text:c="2"/>hipotez<text:s/></text:p>
      <text:p text:style-name="P46">najbardziej <text:s text:c="2"/>pasujących <text:s text:c="2"/>do <text:s text:c="2"/>przykładów <text:s text:c="2"/>uczących. <text:s text:c="2"/>Uczenie <text:s text:c="2"/>pojęć <text:s text:c="2"/>nazywane <text:s text:c="2"/>bywa<text:s/></text:p>
      <text:p text:style-name="P47">aproksymacją <text:s text:c="2"/>wartości <text:s text:c="2"/>funkcji <text:s text:c="2"/>logicznej <text:s text:c="2"/>z <text:s text:c="2"/>przykładów. <text:s text:c="2"/>Automatyczne <text:s text:c="2"/>wnioskowanie<text:s/></text:p>
      <text:p text:style-name="P48">ogólnych <text:s text:c="2"/>definicji <text:s text:c="2"/>pojęć <text:s text:c="2"/>jest <text:s text:c="2"/>postrzegane <text:s text:c="2"/>jako <text:s text:c="2"/>etykietowanie <text:s text:c="2"/>danych <text:s text:c="2"/>przykładów <text:s text:c="2"/>jako należących bądź nie należących do uczonego pojęcia. Zatem, <text:s/>uczenie pojęć <text:s/>może być<text:s/></text:p>
      <text:p text:style-name="P49">zdefiniowane <text:s text:c="2"/>jako: <text:s/>Wnioskowanie <text:s text:c="2"/>wartości <text:s text:c="2"/>funkcji <text:s text:c="2"/>logicznej <text:s text:c="2"/>z <text:s text:c="2"/>przykładów<text:s/></text:p>
      <text:p text:style-name="P50">zawierających wejścia jak i wyjścia. Reprezentacja hipotezy zaprojektowana w systemie<text:s/></text:p>
      <text:p text:style-name="P51">składa <text:s text:c="2"/>się <text:s text:c="2"/>z <text:s text:c="2"/>koniunkcji <text:s text:c="2"/>ograniczeń <text:s text:c="2"/>na <text:s text:c="2"/>wartości <text:s text:c="2"/>atrybutów <text:s text:c="2"/>przykładów. <text:s/></text:p>
      <text:p text:style-name="P52">Generowanie hipotez od-ogółu-do-szczegółu (General-to-Specific Ordering of Hypotheses)<text:s/></text:p>
      <text:p text:style-name="P53">pozwala <text:s text:c="2"/>na <text:s text:c="2"/>tworzenie <text:s text:c="2"/>algorytmów <text:s text:c="2"/>uczących <text:s text:c="2"/>bez <text:s text:c="2"/>konieczności <text:s text:c="2"/>specyfikacji <text:s text:c="2"/>explicite<text:s/></text:p>
      <text:p text:style-name="P54">wszystkich możliwych hipotez.<text:s/></text:p>
      <text:p text:style-name="P55">•<text:s/><text:span text:style-name="T56">Uczenie drzew decyzyjnych</text:span><text:s/>(Decision Tree Learning) <text:s/>Jest <text:s text:c="2"/>to <text:s text:c="2"/>popularna <text:s text:c="2"/>metoda<text:s/></text:p>
      <text:p text:style-name="P57">wnioskowania indukcyjnego. Służy do aproksymacji funkcji dyskretnej, jest odpowiednia dla<text:s/></text:p>
      <text:p text:style-name="P58">zaszumionych danych i ma możliwości uczenia wyrażeń dysjunkcyjnych (alternatyw). Do tej<text:s/></text:p>
      <text:p text:style-name="P59">rodziny należą ID3, ASSISTANT, C4.5. Ich 'inductive bias' jest preferencja małych drzew.</text:p>
      <text:p text:style-name="P60">Uczona funkcja jest reprezentowana jako drzewo decyzyjne. Drzewo decyzyjne może być<text:s/></text:p>
      <text:p text:style-name="P61">przedstawione <text:s text:c="2"/>w <text:s text:c="2"/>postaci <text:s text:c="2"/>reguł <text:s/>if-then <text:s/>dla <text:s text:c="2"/>poprawienia <text:s text:c="2"/>jego <text:s text:c="2"/>czytelności. <text:s/></text:p>
      <text:soft-page-break/>
      <text:p text:style-name="P62">Każdy węzeł w drzewie decyzyjnym specyfikuje test pewnego atrybutu przykładu, każda<text:s/></text:p>
      <text:p text:style-name="P63">gałąź wychodząca z węzła odpowiada jednej możliwej wartości tego atrybutu. Przykłady są<text:s/></text:p>
      <text:p text:style-name="P64">klasyfikowane poczynając od korzenia drzewa, <text:s/>testując <text:s/>atrybut określony przez korzeń,<text:s/></text:p>
      <text:p text:style-name="P65">poruszając się w dół po drzewie zgodnie z wartościami przyjmowanymi przez atrybuty w<text:s/></text:p>
      <text:p text:style-name="P66">węzłach. W ogólności drzewo reprezentuje koniunkcje i dysjunkcje ograniczeń nałożonych<text:s/></text:p>
      <text:p text:style-name="P67">na wartości atrybutów.</text:p>
      <text:p text:style-name="P68">•<text:s/><text:span text:style-name="T69">Uczenie Bayesowskie.</text:span><text:s/>Cechy takiego podejścia to:<text:s/></text:p>
      <text:p text:style-name="P70">+Każdy <text:s text:c="2"/>obserwowany <text:s text:c="2"/>przykład <text:s text:c="2"/>może <text:s text:c="2"/>stopniowo <text:s text:c="2"/>zwiększać <text:s text:c="2"/>lub <text:s text:c="2"/>zmniejszać<text:s/></text:p>
      <text:p text:style-name="P71">estymowane <text:s text:c="2"/>prawdopodobieństwo <text:s text:c="2"/>poprawności <text:s text:c="2"/>hipotezy. <text:s text:c="2"/>Jest <text:s text:c="2"/>to <text:s text:c="2"/>bardziej<text:s/></text:p>
      <text:p text:style-name="P72">elastyczne podejście w stosunku do tego, które usuwa hipotezy niezgodne choć z<text:s/></text:p>
      <text:p text:style-name="P73">jednym przykładem.<text:s/></text:p>
      <text:p text:style-name="P74">+Wiedza <text:s text:c="2"/>aprioryczna <text:s text:c="2"/>może <text:s text:c="2"/>być <text:s text:c="2"/>łączona <text:s text:c="2"/>z <text:s text:c="2"/>obserwowanymi <text:s text:c="2"/>danymi <text:s text:c="2"/>do <text:s text:c="2"/>określania<text:s/></text:p>
      <text:p text:style-name="P75">końcowego <text:s text:c="2"/>prawdopodobieństwa <text:s text:c="2"/>hipotezy. <text:s text:c="2"/>Wiedza <text:s text:c="2"/>aprioryczna <text:s text:c="2"/>jest <text:s text:c="2"/>dostarczana<text:s/></text:p>
      <text:p text:style-name="P76">poprzez <text:s text:c="2"/>(1) <text:s text:c="2"/>prawdopodobieństwo <text:s text:c="2"/>apriori <text:s text:c="2"/>dla <text:s text:c="2"/>każdej <text:s text:c="2"/>kandydującej <text:s text:c="2"/>hipotezy, <text:s text:c="2"/>(2)<text:s/></text:p>
      <text:p text:style-name="P77">rozkład <text:s text:c="2"/>prawdopodobieństwa <text:s text:c="2"/>na <text:s text:c="2"/>obserwowanych <text:s text:c="2"/>danych <text:s text:c="2"/>dla <text:s text:c="2"/>każdej <text:s text:c="2"/>możliwej<text:s/></text:p>
      <text:p text:style-name="P78">hipotezy.<text:s/></text:p>
      <text:p text:style-name="P79">+Metoda może akumulować hipotezy, które tworzą prawdopodobne przesłanki<text:s/></text:p>
      <text:p text:style-name="P80">+Nowe zadanie może być klasyfikowane przez połączenie przesłanek wielu hipotez,<text:s/></text:p>
      <text:p text:style-name="P81">ważonych ich prawdopodobieństwami.<text:s/></text:p>
      <text:p text:style-name="P82">+Nawet, <text:s text:c="2"/>jeśli <text:s text:c="2"/>metody <text:s text:c="2"/>są <text:s text:c="2"/>trudne <text:s text:c="2"/>obliczeniowo, <text:s text:c="2"/>mogą <text:s text:c="2"/>dostarczyć <text:s text:c="2"/>standardów<text:s/></text:p>
      <text:p text:style-name="P83">optymalnego podejmowania decyzji dla mierzenia innych metod.<text:s/></text:p>
      <text:p text:style-name="P84">+ Problemem <text:s text:c="2"/>jest <text:s text:c="2"/>to, <text:s text:c="2"/>że <text:s text:c="2"/>typowo <text:s text:c="2"/>wymagają <text:s text:c="2"/>one <text:s text:c="2"/>początkowej <text:s text:c="2"/>znajomości <text:s text:c="2"/>wielu<text:s/></text:p>
      <text:p text:style-name="P85">prawdopodobieństw <text:s text:c="2"/>(jeśli <text:s text:c="2"/>nie <text:s text:c="2"/>są <text:s text:c="2"/>znane, <text:s text:c="2"/>muszą <text:s text:c="2"/>być <text:s text:c="2"/>estymowane <text:s text:c="2"/>z <text:s text:c="2"/>dostępnych<text:s/></text:p>
      <text:p text:style-name="P86">wcześniej danych). Druga trudność to duży koszt obliczeniowy.<text:s/></text:p>
      <text:p text:style-name="P87"/>
      <text:p text:style-name="P88">•<text:s/><text:span text:style-name="T89">Instance-Based Learning - Uczenie z przykładów</text:span></text:p>
      <text:p text:style-name="P90">W odróżnieniu od metod uczenia, które konstruują ogólny, jawny opis funkcji docelowej,<text:s/></text:p>
      <text:p text:style-name="P91">kiedy dostarczane są dane uczące, instance-based uczenie po prostu zapamiętuje uczące<text:s/></text:p>
      <text:p text:style-name="P92">przykłady. Uogólnianie nad tymi przykładami jest odwlekane do czasu, aż nowy przykład<text:s/></text:p>
      <text:p text:style-name="P93">(zadanie) <text:s text:c="2"/>ma <text:s text:c="2"/>być <text:s text:c="2"/>klasyfikowane. <text:s text:c="2"/>Za <text:s text:c="2"/>każdym <text:s text:c="2"/>razem, <text:s text:c="2"/>kiedy <text:s text:c="2"/>przychodzi <text:s text:c="2"/>nowe <text:s text:c="2"/>zapytanie (przykład), badane są jego powiązania z zapamiętanymi przykładami aby ustalić wartość<text:s/></text:p>
      <text:p text:style-name="P94">docelowej funkcji nowego przykładu. Metody Instance-Based Learning to najbliższy sąsiad,<text:s/></text:p>
      <text:p text:style-name="P95">metody <text:s text:c="2"/>lokalnych <text:s text:c="2"/>ważonych <text:s text:c="2"/>regresji. <text:s text:c="2"/>Zakładają <text:s text:c="2"/>one, <text:s text:c="2"/>że <text:s text:c="2"/>przykład <text:s text:c="2"/>(instance) <text:s text:c="2"/>może <text:s text:c="2"/>być reprezentowany <text:s text:c="2"/>jako <text:s text:c="2"/>punkt <text:s text:c="2"/>w <text:s text:c="2"/>przestrzeni <text:s text:c="2"/>Euklidesowej. <text:s text:c="2"/>Obejmują <text:s text:c="2"/>one <text:s text:c="2"/>również <text:s text:c="2"/>metody Case-Based Reasoning <text:s/>(wnioskowanie <text:s text:c="2"/>na <text:s text:c="2"/>bazie <text:s text:c="2"/>przykładów), <text:s text:c="2"/>które <text:s text:c="2"/>stosują <text:s text:c="2"/>bardziej złożoną, <text:s text:c="2"/>symboliczną <text:s text:c="2"/>reprezentację <text:s text:c="2"/>przykładów. <text:s text:c="2"/>Metody <text:s/>Instance-Based Learning <text:s/>są czasami nazywane "leniwymi" metodami uczenia ("lazy") ponieważ opóźniają one proces przetwarzania <text:s text:c="2"/>aż <text:s text:c="2"/>do <text:s text:c="2"/>czasu, <text:s text:c="2"/>kiedy <text:s text:c="2"/>nowe <text:s text:c="2"/>zdarzenie <text:s text:c="2"/>(instance) <text:s text:c="2"/>musi <text:s text:c="2"/>być <text:s text:c="2"/>klasyfikowane.<text:s/></text:p>
      <text:p text:style-name="P96">Najważniejszą zaletą tego opóźnienia jest to, że zamiast estymować docelową funkcję dla<text:s/></text:p>
      <text:p text:style-name="P97">przestrzeni wejściowych przykładów, metody te mogą je estymować lokalnie i oddzielnie<text:s/></text:p>
      <text:p text:style-name="P98">dla każdego nowego zdarzenia. <text:s/>Metody z tej grupy to <text:s/>k-Nearest Neighbor Learning oraz<text:s/></text:p>
      <text:p text:style-name="P99">Locally Weighted Regression. Metody te nie potrzebują uprzedniego formułowania hipotez.<text:s/></text:p>
      <text:p text:style-name="P100">Pozwalają <text:s text:c="2"/>na <text:s text:c="2"/>zamodelowanie <text:s text:c="2"/>bardziej <text:s text:c="2"/>złożonych <text:s text:c="2"/>funkcji <text:s text:c="2"/>docelowych <text:s text:c="2"/>poprzez <text:s text:c="2"/>kolekcję<text:s/>mniej złożonych lokalnych aproksymacji oraz fakt, że żadna informacja obecna w ciągu<text:s/>uczącym nie jest tracona (zapamiętywane są wszystkie przykłady). Podstawowa trudność<text:s/></text:p>
      <text:p text:style-name="P101">to efektywność tych metod, trudności z ustaleniem <text:s/>i aproksymacją miary odległości dla<text:s/></text:p>
      <text:p text:style-name="P102">odzyskiwania "odpowiednich" przykładów, oraz negatywny wpływ niewłaściwych (irrelevant)<text:s/></text:p>
      <text:p text:style-name="P103">cech miary odległości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WenQuanYi Zen Hei" svg:font-family="WenQuanYi Zen Hei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WenQuanYi Zen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Zwykłytekst" style:display-name="Zwykły tekst" style:family="paragraph" style:parent-style-name="Standard">
      <style:text-properties style:font-name="Calibri" fo:font-size="10pt" style:font-size-asian="10pt" style:font-size-complex="10.5pt" fo:hyphenate="false"/>
    </style:style>
    <style:style style:name="Akapitzlistą" style:display-name="Akapit z listą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ListLabel1" style:display-name="ListLabel 1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ListLabel2" style:display-name="ListLabel 2" style:family="text">
      <style:text-properties fo:font-size="10pt" style:font-size-asian="10pt"/>
    </style:style>
    <style:style style:name="ListLabel4" style:display-name="ListLabel 4" style:family="text">
      <style:text-properties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Tekstdymka" style:display-name="Tekst dymka" style:family="paragraph" style:parent-style-name="Normalny">
      <style:text-properties style:font-name="Tahoma" style:font-name-complex="Mangal" fo:font-size="8pt" style:font-size-asian="8pt" style:font-size-complex="7pt" fo:hyphenate="false"/>
    </style:style>
    <style:style style:name="TekstdymkaZnak" style:display-name="Tekst dymka Znak" style:family="text" style:parent-style-name="Domyślnaczcionkaakapitu">
      <style:text-properties style:font-name="Tahoma" style:font-name-complex="Mangal" fo:font-size="8pt" style:font-size-asian="8pt" style:font-size-complex="7pt"/>
    </style:style>
    <style:style style:name="WW_CharLFO1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11" style:display-name="LS11">
      <text:list-level-style-bullet text:level="1" text:style-name="WW_CharLFO1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1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1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1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1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1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1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1LVL9" text:bullet-char="■">
        <style:list-level-properties fo:text-align="end" text:space-before="0in" text:min-label-width="4.5in"/>
        <style:text-properties style:font-name="Arial"/>
      </text:list-level-style-bullet>
    </text:list-style>
    <style:style style:name="WW_CharLFO2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12" style:display-name="LS12">
      <text:list-level-style-bullet text:level="1" text:style-name="WW_CharLFO2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2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2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2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2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2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2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2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2LVL9" text:bullet-char="■">
        <style:list-level-properties fo:text-align="end" text:space-before="0in" text:min-label-width="4.5in"/>
        <style:text-properties style:font-name="Arial"/>
      </text:list-level-style-bullet>
    </text:list-style>
    <style:style style:name="WW_CharLFO3LVL1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3LVL2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3LVL3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3LVL4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3LVL5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3LVL6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3LVL7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3LVL8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3LVL9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2" style:display-name="LS2">
      <text:list-level-style-number text:level="1" text:style-name="WW_CharLFO3LVL1" style:num-suffix="." style:num-format="1">
        <style:list-level-properties text:space-before="0.25in" text:min-label-width="0.25in"/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/>
      </text:list-level-style-number>
      <text:list-level-style-bullet text:level="3" text:style-name="WW_CharLFO3LVL3" text:bullet-char="■">
        <style:list-level-properties fo:text-align="end" text:space-before="0in" text:min-label-width="1.5in"/>
        <style:text-properties style:font-name="Times New Roman"/>
      </text:list-level-style-bullet>
      <text:list-level-style-number text:level="4" text:style-name="WW_CharLFO3LVL4" style:num-suffix="." style:num-format="1">
        <style:list-level-properties text:space-before="1.75in" text:min-label-width="0.25in"/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3LVL6" style:num-suffix="." style:num-format="i">
        <style:list-level-properties fo:text-align="end" text:space-before="0in" text:min-label-width="3in"/>
      </text:list-level-style-number>
      <text:list-level-style-number text:level="7" text:style-name="WW_CharLFO3LVL7" style:num-suffix="." style:num-format="1">
        <style:list-level-properties text:space-before="3.25in" text:min-label-width="0.25in"/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3LVL9" style:num-suffix="." style:num-format="i">
        <style:list-level-properties fo:text-align="end" text:space-before="0in" text:min-label-width="4.5in"/>
      </text:list-level-style-number>
    </text:list-style>
    <style:style style:name="WW_CharLFO4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19" style:display-name="LS19">
      <text:list-level-style-bullet text:level="1" text:style-name="WW_CharLFO4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4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4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4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4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4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4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4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4LVL9" text:bullet-char="■">
        <style:list-level-properties fo:text-align="end" text:space-before="0in" text:min-label-width="4.5in"/>
        <style:text-properties style:font-name="Arial"/>
      </text:list-level-style-bullet>
    </text:list-style>
    <style:style style:name="WW_CharLFO5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20" style:display-name="LS20">
      <text:list-level-style-bullet text:level="1" text:style-name="WW_CharLFO5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5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5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5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5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5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5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5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5LVL9" text:bullet-char="■">
        <style:list-level-properties fo:text-align="end" text:space-before="0in" text:min-label-width="4.5in"/>
        <style:text-properties style:font-name="Arial"/>
      </text:list-level-style-bullet>
    </text:list-style>
    <style:style style:name="WW_CharLFO6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6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6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6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6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6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6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6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6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text:list-style style:name="LS13" style:display-name="LS13">
      <text:list-level-style-bullet text:level="1" text:style-name="WW_CharLFO6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6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6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6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6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6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6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6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6LVL9" text:bullet-char="■">
        <style:list-level-properties fo:text-align="end" text:space-before="0in" text:min-label-width="4.5in"/>
        <style:text-properties style:font-name="Arial"/>
      </text:list-level-style-bullet>
    </text:list-style>
    <style:style style:name="WW_CharLFO7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7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7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7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7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7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7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7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7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14" style:display-name="LS14">
      <text:list-level-style-bullet text:level="1" text:style-name="WW_CharLFO7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7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7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7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7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7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7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7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7LVL9" text:bullet-char="■">
        <style:list-level-properties fo:text-align="end" text:space-before="0in" text:min-label-width="4.5in"/>
        <style:text-properties style:font-name="Arial"/>
      </text:list-level-style-bullet>
    </text:list-style>
    <style:style style:name="WW_CharLFO8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8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8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8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8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8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8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8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8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text:list-style style:name="LS15" style:display-name="LS15">
      <text:list-level-style-bullet text:level="1" text:style-name="WW_CharLFO8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8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8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8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8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8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8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8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8LVL9" text:bullet-char="■">
        <style:list-level-properties fo:text-align="end" text:space-before="0in" text:min-label-width="4.5in"/>
        <style:text-properties style:font-name="Arial"/>
      </text:list-level-style-bullet>
    </text:list-style>
    <style:style style:name="WW_CharLFO9LVL1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9LVL2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9LVL3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9LVL4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9LVL5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9LVL6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9LVL7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9LVL8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9LVL9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WWNum1" style:display-name="WWNum1">
      <text:list-level-style-number text:level="1" text:style-name="WW_CharLFO9LVL1" style:num-suffix="." style:num-format="1">
        <style:list-level-properties/>
      </text:list-level-style-number>
      <text:list-level-style-number text:level="2" text:style-name="WW_CharLFO9LVL2" style:num-suffix="." style:num-format="a" style:num-letter-sync="true">
        <style:list-level-properties/>
      </text:list-level-style-number>
      <text:list-level-style-number text:level="3" text:style-name="WW_CharLFO9LVL3" style:num-suffix="." style:num-format="i">
        <style:list-level-properties fo:text-align="end"/>
      </text:list-level-style-number>
      <text:list-level-style-number text:level="4" text:style-name="WW_CharLFO9LVL4" style:num-suffix="." style:num-format="1">
        <style:list-level-properties/>
      </text:list-level-style-number>
      <text:list-level-style-number text:level="5" text:style-name="WW_CharLFO9LVL5" style:num-suffix="." style:num-format="a" style:num-letter-sync="true">
        <style:list-level-properties/>
      </text:list-level-style-number>
      <text:list-level-style-number text:level="6" text:style-name="WW_CharLFO9LVL6" style:num-suffix="." style:num-format="i">
        <style:list-level-properties fo:text-align="end"/>
      </text:list-level-style-number>
      <text:list-level-style-number text:level="7" text:style-name="WW_CharLFO9LVL7" style:num-suffix="." style:num-format="1">
        <style:list-level-properties/>
      </text:list-level-style-number>
      <text:list-level-style-number text:level="8" text:style-name="WW_CharLFO9LVL8" style:num-suffix="." style:num-format="a" style:num-letter-sync="true">
        <style:list-level-properties/>
      </text:list-level-style-number>
      <text:list-level-style-number text:level="9" text:style-name="WW_CharLFO9LVL9" style:num-suffix="." style:num-format="i">
        <style:list-level-properties fo:text-align="end"/>
      </text:list-level-style-number>
    </text:list-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text:list-style style:name="WWNum12" style:display-name="WWNum12">
      <text:list-level-style-bullet text:level="1" text:style-name="WW_CharLFO10LVL1" text:bullet-char="">
        <style:list-level-properties/>
        <style:text-properties style:font-name="Symbol"/>
      </text:list-level-style-bullet>
      <text:list-level-style-bullet text:level="2" text:style-name="WW_CharLFO10LVL2" text:bullet-char="o">
        <style:list-level-properties/>
        <style:text-properties style:font-name="Courier New"/>
      </text:list-level-style-bullet>
      <text:list-level-style-bullet text:level="3" text:style-name="WW_CharLFO10LVL3" text:bullet-char="">
        <style:list-level-properties/>
        <style:text-properties style:font-name="Wingdings"/>
      </text:list-level-style-bullet>
      <text:list-level-style-bullet text:level="4" text:style-name="WW_CharLFO10LVL4" text:bullet-char="">
        <style:list-level-properties/>
        <style:text-properties style:font-name="Wingdings"/>
      </text:list-level-style-bullet>
      <text:list-level-style-bullet text:level="5" text:style-name="WW_CharLFO10LVL5" text:bullet-char="">
        <style:list-level-properties/>
        <style:text-properties style:font-name="Wingdings"/>
      </text:list-level-style-bullet>
      <text:list-level-style-bullet text:level="6" text:style-name="WW_CharLFO10LVL6" text:bullet-char="">
        <style:list-level-properties/>
        <style:text-properties style:font-name="Wingdings"/>
      </text:list-level-style-bullet>
      <text:list-level-style-bullet text:level="7" text:style-name="WW_CharLFO10LVL7" text:bullet-char="">
        <style:list-level-properties/>
        <style:text-properties style:font-name="Wingdings"/>
      </text:list-level-style-bullet>
      <text:list-level-style-bullet text:level="8" text:style-name="WW_CharLFO10LVL8" text:bullet-char="">
        <style:list-level-properties/>
        <style:text-properties style:font-name="Wingdings"/>
      </text:list-level-style-bullet>
      <text:list-level-style-bullet text:level="9" text:style-name="WW_CharLFO10LVL9" text:bullet-char="">
        <style:list-level-properties/>
        <style:text-properties style:font-name="Wingdings"/>
      </text:list-level-style-bullet>
    </text:list-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text:list-style style:name="WWNum13" style:display-name="WWNum13">
      <text:list-level-style-bullet text:level="1" text:style-name="WW_CharLFO11LVL1" text:bullet-char="">
        <style:list-level-properties/>
        <style:text-properties style:font-name="Symbol"/>
      </text:list-level-style-bullet>
      <text:list-level-style-bullet text:level="2" text:style-name="WW_CharLFO11LVL2" text:bullet-char="o">
        <style:list-level-properties/>
        <style:text-properties style:font-name="Courier New"/>
      </text:list-level-style-bullet>
      <text:list-level-style-bullet text:level="3" text:style-name="WW_CharLFO11LVL3" text:bullet-char="">
        <style:list-level-properties/>
        <style:text-properties style:font-name="Wingdings"/>
      </text:list-level-style-bullet>
      <text:list-level-style-bullet text:level="4" text:style-name="WW_CharLFO11LVL4" text:bullet-char="">
        <style:list-level-properties/>
        <style:text-properties style:font-name="Wingdings"/>
      </text:list-level-style-bullet>
      <text:list-level-style-bullet text:level="5" text:style-name="WW_CharLFO11LVL5" text:bullet-char="">
        <style:list-level-properties/>
        <style:text-properties style:font-name="Wingdings"/>
      </text:list-level-style-bullet>
      <text:list-level-style-bullet text:level="6" text:style-name="WW_CharLFO11LVL6" text:bullet-char="">
        <style:list-level-properties/>
        <style:text-properties style:font-name="Wingdings"/>
      </text:list-level-style-bullet>
      <text:list-level-style-bullet text:level="7" text:style-name="WW_CharLFO11LVL7" text:bullet-char="">
        <style:list-level-properties/>
        <style:text-properties style:font-name="Wingdings"/>
      </text:list-level-style-bullet>
      <text:list-level-style-bullet text:level="8" text:style-name="WW_CharLFO11LVL8" text:bullet-char="">
        <style:list-level-properties/>
        <style:text-properties style:font-name="Wingdings"/>
      </text:list-level-style-bullet>
      <text:list-level-style-bullet text:level="9" text:style-name="WW_CharLFO11LVL9" text:bullet-char="">
        <style:list-level-properties/>
        <style:text-properties style:font-name="Wingdings"/>
      </text:list-level-style-bullet>
    </text:list-style>
    <style:style style:name="WW_CharLFO12LVL1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2LVL2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2LVL3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2LVL4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2LVL5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2LVL6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2LVL7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2LVL8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2LVL9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WWNum7" style:display-name="WWNum7">
      <text:list-level-style-bullet text:level="1" text:style-name="WW_CharLFO12LVL1" text:bullet-char="●">
        <style:list-level-properties/>
        <style:text-properties style:font-name="Times New Roman"/>
      </text:list-level-style-bullet>
      <text:list-level-style-bullet text:level="2" text:style-name="WW_CharLFO12LVL2" text:bullet-char="○">
        <style:list-level-properties/>
        <style:text-properties style:font-name="Times New Roman"/>
      </text:list-level-style-bullet>
      <text:list-level-style-bullet text:level="3" text:style-name="WW_CharLFO12LVL3" text:bullet-char="■">
        <style:list-level-properties fo:text-align="end"/>
        <style:text-properties style:font-name="Times New Roman"/>
      </text:list-level-style-bullet>
      <text:list-level-style-bullet text:level="4" text:style-name="WW_CharLFO12LVL4" text:bullet-char="●">
        <style:list-level-properties/>
        <style:text-properties style:font-name="Times New Roman"/>
      </text:list-level-style-bullet>
      <text:list-level-style-bullet text:level="5" text:style-name="WW_CharLFO12LVL5" text:bullet-char="○">
        <style:list-level-properties/>
        <style:text-properties style:font-name="Times New Roman"/>
      </text:list-level-style-bullet>
      <text:list-level-style-bullet text:level="6" text:style-name="WW_CharLFO12LVL6" text:bullet-char="■">
        <style:list-level-properties fo:text-align="end"/>
        <style:text-properties style:font-name="Times New Roman"/>
      </text:list-level-style-bullet>
      <text:list-level-style-bullet text:level="7" text:style-name="WW_CharLFO12LVL7" text:bullet-char="●">
        <style:list-level-properties/>
        <style:text-properties style:font-name="Times New Roman"/>
      </text:list-level-style-bullet>
      <text:list-level-style-bullet text:level="8" text:style-name="WW_CharLFO12LVL8" text:bullet-char="○">
        <style:list-level-properties/>
        <style:text-properties style:font-name="Times New Roman"/>
      </text:list-level-style-bullet>
      <text:list-level-style-bullet text:level="9" text:style-name="WW_CharLFO12LVL9" text:bullet-char="■">
        <style:list-level-properties fo:text-align="end"/>
        <style:text-properties style:font-name="Times New Roman"/>
      </text:list-level-style-bullet>
    </text:list-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3LVL9" style:family="text">
      <style:text-properties style:font-name="Wingdings"/>
    </style:style>
    <text:list-style style:name="WWNum2" style:display-name="WWNum2">
      <text:list-level-style-bullet text:level="1" text:style-name="WW_CharLFO13LVL1" text:bullet-char="">
        <style:list-level-properties/>
        <style:text-properties style:font-name="Symbol"/>
      </text:list-level-style-bullet>
      <text:list-level-style-bullet text:level="2" text:style-name="WW_CharLFO13LVL2" text:bullet-char="o">
        <style:list-level-properties/>
        <style:text-properties style:font-name="Courier New"/>
      </text:list-level-style-bullet>
      <text:list-level-style-bullet text:level="3" text:style-name="WW_CharLFO13LVL3" text:bullet-char="">
        <style:list-level-properties/>
        <style:text-properties style:font-name="Wingdings"/>
      </text:list-level-style-bullet>
      <text:list-level-style-bullet text:level="4" text:style-name="WW_CharLFO13LVL4" text:bullet-char="">
        <style:list-level-properties/>
        <style:text-properties style:font-name="Symbol"/>
      </text:list-level-style-bullet>
      <text:list-level-style-bullet text:level="5" text:style-name="WW_CharLFO13LVL5" text:bullet-char="o">
        <style:list-level-properties/>
        <style:text-properties style:font-name="Courier New"/>
      </text:list-level-style-bullet>
      <text:list-level-style-bullet text:level="6" text:style-name="WW_CharLFO13LVL6" text:bullet-char="">
        <style:list-level-properties/>
        <style:text-properties style:font-name="Wingdings"/>
      </text:list-level-style-bullet>
      <text:list-level-style-bullet text:level="7" text:style-name="WW_CharLFO13LVL7" text:bullet-char="">
        <style:list-level-properties/>
        <style:text-properties style:font-name="Symbol"/>
      </text:list-level-style-bullet>
      <text:list-level-style-bullet text:level="8" text:style-name="WW_CharLFO13LVL8" text:bullet-char="o">
        <style:list-level-properties/>
        <style:text-properties style:font-name="Courier New"/>
      </text:list-level-style-bullet>
      <text:list-level-style-bullet text:level="9" text:style-name="WW_CharLFO13LVL9" text:bullet-char="">
        <style:list-level-properties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ariusz Olszowy</meta:initial-creator>
    <dc:creator>Darek</dc:creator>
    <meta:creation-date>2013-01-28T21:32:00Z</meta:creation-date>
    <dc:date>2013-01-31T18:41:00Z</dc:date>
    <meta:print-date>2013-01-31T18:40:00Z</meta:print-date>
    <meta:template xlink:href="Normal.dotm" xlink:type="simple"/>
    <meta:editing-cycles>13</meta:editing-cycles>
    <meta:editing-duration>PT1320S</meta:editing-duration>
    <meta:document-statistic meta:page-count="2" meta:paragraph-count="14" meta:word-count="1016" meta:character-count="7100" meta:row-count="50" meta:non-whitespace-character-count="6098"/>
  </office:meta>
</office:document-meta>
</file>